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A0000002D8A8E41A3.png"/>
  <manifest:file-entry manifest:media-type="image/png" manifest:full-path="Pictures/100000000000002400000026D024E412.png"/>
  <manifest:file-entry manifest:media-type="image/png" manifest:full-path="Pictures/100000000000025D000000A864D4FFAE.png"/>
  <manifest:file-entry manifest:media-type="image/png" manifest:full-path="Pictures/10000000000000310000002EEBA80A72.png"/>
  <manifest:file-entry manifest:media-type="image/png" manifest:full-path="Pictures/100000000000002F0000002BCC93E446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0230000002B40A26236.png"/>
  <manifest:file-entry manifest:media-type="image/png" manifest:full-path="Pictures/1000000000000024000000295D8906F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marker-start-width="0.3cm" draw:marker-end-width="0.3cm" draw:fill="none" draw:fill-color="#99cc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 draw:auto-grow-height="false" fo:min-height="0.749cm" fo:min-width="0.499cm" fo:wrap-option="wrap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09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54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2.397cm"/>
    </style:style>
    <style:style style:name="ro2" style:family="table-row">
      <style:table-row-properties style:row-height="1.792cm"/>
    </style:style>
    <style:style style:name="ce1" style:family="table-cell">
      <style:graphic-properties draw:fill="solid" draw:fill-color="#eeeeee" style:repeat="repeat"/>
      <style:paragraph-properties fo:border="0.001cm solid #000000"/>
      <style:text-properties fo:font-size="12pt" style:font-size-asian="12pt" style:font-size-complex="12pt"/>
    </style:style>
    <style:style style:name="ce2" style:family="table-cell">
      <style:graphic-properties draw:fill="solid" draw:fill-color="#eeeeee" style:repeat="repeat"/>
      <style:paragraph-properties fo:text-align="center" fo:border="0.0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5cm" svg:height="1.5cm" svg:x="3.7cm" svg:y="13cm">
          <text:p text:style-name="P1"><text:span text:style-name="T1">4</text:span></text:p>
        </draw:rect>
        <draw:rect draw:style-name="gr1" draw:text-style-name="P2" draw:layer="layout" svg:width="0.5cm" svg:height="1.5cm" svg:x="5.6cm" svg:y="13cm">
          <text:p text:style-name="P1"><text:span text:style-name="T1">8</text:span></text:p>
        </draw:rect>
        <draw:rect draw:style-name="gr1" draw:text-style-name="P2" draw:layer="layout" svg:width="0.5cm" svg:height="1.5cm" svg:x="5cm" svg:y="13cm">
          <text:p text:style-name="P1"><text:span text:style-name="T1">7</text:span></text:p>
        </draw:rect>
        <draw:custom-shape draw:style-name="gr2" draw:text-style-name="P1" draw:layer="layout" svg:width="0.5cm" svg:height="0.5cm" svg:x="4.4cm" svg:y="13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0.5cm" svg:height="0.5cm" svg:x="6.3cm" svg:y="13.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4" draw:text-style-name="P1" draw:layer="layout" svg:width="16.006cm" svg:height="4.444cm" svg:x="1.5cm" svg:y="16.556cm">
          <draw:image xlink:href="Pictures/100000000000025D000000A864D4FFAE.png" xlink:type="simple" xlink:show="embed" xlink:actuate="onLoad">
            <text:p/>
          </draw:image>
        </draw:frame>
        <draw:frame draw:style-name="gr5" draw:text-style-name="P3" draw:layer="layout" svg:width="2.5cm" svg:height="0.759cm" svg:x="2.5cm" svg:y="21cm">
          <draw:text-box>
            <text:p><text:span text:style-name="T2">1er Cas</text:span></text:p>
          </draw:text-box>
        </draw:frame>
        <draw:frame draw:style-name="gr5" draw:text-style-name="P3" draw:layer="layout" svg:width="2.5cm" svg:height="0.759cm" svg:x="12cm" svg:y="21.001cm">
          <draw:text-box>
            <text:p><text:span text:style-name="T2">2è Cas</text:span></text:p>
          </draw:text-box>
        </draw:frame>
      </draw:page>
      <draw:page draw:name="page2" draw:style-name="dp1" draw:master-page-name="Default">
        <draw:frame draw:style-name="standard" draw:layer="layout" svg:width="12.939cm" svg:height="5.735cm" svg:x="3.35cm" svg:y="-6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/>
                <text:p text:style-name="P4"/>
                <text:p text:style-name="P4"/>
                <text:p text:style-name="P5"><text:s/>Moins de 4ans</text:p>
                <text:p text:style-name="P5">Gratuit</text:p>
              </table:table-cell>
              <table:table-cell table:style-name="ce2"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>4 à 18 ans</text:span></text:p>
                <text:p text:style-name="P5"><text:span text:style-name="T3">500 F</text:span></text:p>
              </table:table-cell>
              <table:table-cell>
                <text:p text:style-name="P4"/>
                <text:p text:style-name="P4"/>
                <text:p text:style-name="P4"/>
                <text:p text:style-name="P5">Adultes</text:p>
                <text:p text:style-name="P5">1000 F</text:p>
              </table:table-cell>
            </table:table-row>
            <table:table-row table:style-name="ro2" table:default-cell-style-name="ce2">
              <table:table-cell>
                <text:p text:style-name="P5"/>
                <text:p text:style-name="P5"/>
                <text:p text:style-name="P5"/>
                <text:p text:style-name="P5">Seniors (plus de 60 ans)</text:p>
                <text:p text:style-name="P5">800 F</text:p>
              </table:table-cell>
              <table:table-cell>
                <text:p text:style-name="P5"/>
                <text:p text:style-name="P5"/>
                <text:p text:style-name="P5"/>
                <text:p text:style-name="P5">Personnes handicapées</text:p>
                <text:p text:style-name="P5">300 F</text:p>
              </table:table-cell>
              <table:table-cell>
                <text:p text:style-name="P5"/>
                <text:p text:style-name="P5"/>
                <text:p text:style-name="P5"/>
                <text:p text:style-name="P5">Groupes (Plus de 10 personnes)</text:p>
                <text:p text:style-name="P5">600 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" draw:layer="layout" svg:width="0.951cm" svg:height="1.004cm" svg:x="4.549cm" svg:y="-6.004cm">
          <draw:image xlink:href="Pictures/100000000000002400000026D024E412.png" xlink:type="simple" xlink:show="embed" xlink:actuate="onLoad">
            <text:p/>
          </draw:image>
        </draw:frame>
        <draw:frame draw:style-name="gr6" draw:text-style-name="P1" draw:layer="layout" svg:width="1.242cm" svg:height="1.136cm" svg:x="13.758cm" svg:y="-3.5cm">
          <draw:image xlink:href="Pictures/100000000000002F0000002BCC93E446.png" xlink:type="simple" xlink:show="embed" xlink:actuate="onLoad">
            <text:p/>
          </draw:image>
        </draw:frame>
        <draw:frame draw:style-name="gr6" draw:text-style-name="P1" draw:layer="layout" svg:width="1.11cm" svg:height="1.189cm" svg:x="8.89cm" svg:y="-3.5cm">
          <draw:image xlink:href="Pictures/100000000000002A0000002D8A8E41A3.png" xlink:type="simple" xlink:show="embed" xlink:actuate="onLoad">
            <text:p/>
          </draw:image>
        </draw:frame>
        <draw:frame draw:style-name="gr6" draw:text-style-name="P1" draw:layer="layout" svg:width="0.951cm" svg:height="1.083cm" svg:x="4.549cm" svg:y="-3.5cm">
          <draw:image xlink:href="Pictures/1000000000000024000000295D8906FF.png" xlink:type="simple" xlink:show="embed" xlink:actuate="onLoad">
            <text:p/>
          </draw:image>
        </draw:frame>
        <draw:frame draw:style-name="gr6" draw:text-style-name="P1" draw:layer="layout" svg:width="1.295cm" svg:height="1.216cm" svg:x="8.705cm" svg:y="-6cm">
          <draw:image xlink:href="Pictures/10000000000000310000002EEBA80A72.png" xlink:type="simple" xlink:show="embed" xlink:actuate="onLoad">
            <text:p/>
          </draw:image>
        </draw:frame>
        <draw:frame draw:style-name="gr6" draw:text-style-name="P1" draw:layer="layout" svg:width="0.925cm" svg:height="1.136cm" svg:x="13.575cm" svg:y="-6cm">
          <draw:image xlink:href="Pictures/10000000000000230000002B40A26236.png" xlink:type="simple" xlink:show="embed" xlink:actuate="onLoad">
            <text:p/>
          </draw:image>
        </draw:frame>
        <draw:frame draw:style-name="gr6" draw:text-style-name="P1" draw:layer="layout" svg:width="0.951cm" svg:height="1.083cm" svg:x="19.549cm" svg:y="-3.083cm">
          <draw:image xlink:href="Pictures/1000000000000024000000295D8906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8M27S</meta:editing-duration>
    <meta:editing-cycles>7</meta:editing-cycles>
    <meta:generator>OpenOffice/4.1.1$Win32 OpenOffice.org_project/411m6$Build-9775</meta:generator>
    <dc:date>2020-02-29T06:41:02.23</dc:date>
    <dc:creator>martin yawo</dc:creator>
    <meta:document-statistic meta:object-count="16"/>
  </office:meta>
</office:document-meta>
</file>